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90000022B6191FB47AFC2C2FE.png" manifest:media-type="image/png"/>
  <manifest:file-entry manifest:full-path="Pictures/10000000000003700000017896D3DD3BD583CD32.png" manifest:media-type="image/png"/>
  <manifest:file-entry manifest:full-path="Pictures/1000000000000470000001CDBF40A80D2D1EED25.png" manifest:media-type="image/png"/>
  <manifest:file-entry manifest:full-path="Pictures/10000000000004560000021566CEA82D794EF76B.png" manifest:media-type="image/png"/>
  <manifest:file-entry manifest:full-path="Pictures/1000000000000450000001EE45AD0335B4D7EC76.png" manifest:media-type="image/png"/>
  <manifest:file-entry manifest:full-path="Pictures/1000000000000370000001F4E6DB9776D77CFA13.png" manifest:media-type="image/png"/>
  <manifest:file-entry manifest:full-path="Pictures/1000000000000543000001453E66F728E3E16E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c07d" officeooo:paragraph-rsid="0018c0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LES -03</text:p>
      <text:p text:style-name="P1"><draw:frame draw:style-name="fr1" draw:name="Figura1" text:anchor-type="paragraph" svg:width="17cm" svg:height="8.356cm" draw:z-index="0"><draw:image xlink:href="Pictures/10000000000004690000022B6191FB47AFC2C2FE.png" xlink:type="simple" xlink:show="embed" xlink:actuate="onLoad"/></draw:frame></text:p>
      <text:p text:style-name="P1"><draw:frame draw:style-name="fr1" draw:name="Figura2" text:anchor-type="paragraph" svg:width="17cm" svg:height="7.264cm" draw:z-index="1"><draw:image xlink:href="Pictures/10000000000003700000017896D3DD3BD583CD32.png" xlink:type="simple" xlink:show="embed" xlink:actuate="onLoad"/></draw:frame></text:p>
      <text:p text:style-name="P1"><draw:frame draw:style-name="fr1" draw:name="Figura3" text:anchor-type="paragraph" svg:width="17cm" svg:height="8.162cm" draw:z-index="2"><draw:image xlink:href="Pictures/10000000000004560000021566CEA82D794EF76B.png" xlink:type="simple" xlink:show="embed" xlink:actuate="onLoad"/></draw:frame></text:p>
      <text:p text:style-name="P1"><draw:frame draw:style-name="fr1" draw:name="Figura4" text:anchor-type="paragraph" svg:width="17cm" svg:height="9.659cm" draw:z-index="3"><draw:image xlink:href="Pictures/1000000000000370000001F4E6DB9776D77CFA1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1" draw:name="Figura5" text:anchor-type="paragraph" svg:width="17cm" svg:height="7.606cm" draw:z-index="4"><draw:image xlink:href="Pictures/1000000000000450000001EE45AD0335B4D7EC76.png" xlink:type="simple" xlink:show="embed" xlink:actuate="onLoad"/></draw:frame></text:p>
      <text:p text:style-name="P1"><draw:frame draw:style-name="fr1" draw:name="Figura6" text:anchor-type="paragraph" svg:width="17cm" svg:height="6.899cm" draw:z-index="5"><draw:image xlink:href="Pictures/1000000000000470000001CDBF40A80D2D1EED25.png" xlink:type="simple" xlink:show="embed" xlink:actuate="onLoad"/></draw:frame><text:soft-page-break/></text:p>
      <text:p text:style-name="P1"/>
      <text:p text:style-name="P1"/>
      <text:p text:style-name="P1"><draw:frame draw:style-name="fr1" draw:name="Figura7" text:anchor-type="paragraph" svg:width="17cm" svg:height="4.101cm" draw:z-index="6"><draw:image xlink:href="Pictures/1000000000000543000001453E66F728E3E16E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2:04:12.513000000</meta:creation-date>
    <meta:generator>LibreOffice/5.1.4.2$Windows_x86 LibreOffice_project/f99d75f39f1c57ebdd7ffc5f42867c12031db97a</meta:generator>
    <dc:date>2018-03-05T14:46:28.842000000</dc:date>
    <meta:editing-duration>PT8M15S</meta:editing-duration>
    <meta:editing-cycles>1</meta:editing-cycles>
    <meta:document-statistic meta:table-count="0" meta:image-count="7" meta:object-count="0" meta:page-count="3" meta:paragraph-count="1" meta:word-count="3" meta:character-count="13" meta:non-whitespace-character-count="11"/>
  </office:meta>
</office:document-meta>
</file>